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father_name</text:p>
          </table:table-cell>
          <table:table-cell office:value-type="string" calcext:value-type="string">
            <text:p>phone_number</text:p>
          </table:table-cell>
          <table:table-cell office:value-type="string" calcext:value-type="string">
            <text:p>is_student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3750415265" calcext:value-type="float">
            <text:p>3750415265</text:p>
          </table:table-cell>
          <table:table-cell office:value-type="string" calcext:value-type="string">
            <text:p>آرمان</text:p>
          </table:table-cell>
          <table:table-cell office:value-type="string" calcext:value-type="string">
            <text:p>معروفی</text:p>
          </table:table-cell>
          <table:table-cell office:value-type="string" calcext:value-type="string">
            <text:p>بختیار</text:p>
          </table:table-cell>
          <table:table-cell office:value-type="float" office:value="9184521635" calcext:value-type="float">
            <text:p>91845216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a xlink:href="mailto:arman@email.com" xlink:type="simple">arman@email.com</text:a></text:p>
          </table:table-cell>
        </table:table-row>
        <table:table-row table:style-name="ro1">
          <table:table-cell office:value-type="float" office:value="3750415269" calcext:value-type="float">
            <text:p>3750415269</text:p>
          </table:table-cell>
          <table:table-cell office:value-type="string" calcext:value-type="string">
            <text:p>نیما</text:p>
          </table:table-cell>
          <table:table-cell office:value-type="string" calcext:value-type="string">
            <text:p>محمدی</text:p>
          </table:table-cell>
          <table:table-cell office:value-type="string" calcext:value-type="string">
            <text:p>کریم</text:p>
          </table:table-cell>
          <table:table-cell office:value-type="float" office:value="9352635415" calcext:value-type="float">
            <text:p>93526354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a xlink:href="mailto:nima@email.com" xlink:type="simple">nima@email.com</text:a></text:p>
          </table:table-cell>
        </table:table-row>
        <table:table-row table:style-name="ro1">
          <table:table-cell office:value-type="float" office:value="3750148963" calcext:value-type="float">
            <text:p>3750148963</text:p>
          </table:table-cell>
          <table:table-cell office:value-type="string" calcext:value-type="string">
            <text:p>سوران</text:p>
          </table:table-cell>
          <table:table-cell office:value-type="string" calcext:value-type="string">
            <text:p>مجیدنژاد</text:p>
          </table:table-cell>
          <table:table-cell office:value-type="string" calcext:value-type="string">
            <text:p>علی</text:p>
          </table:table-cell>
          <table:table-cell office:value-type="float" office:value="9012365986" calcext:value-type="float">
            <text:p>90123659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a xlink:href="mailto:soran@email.com" xlink:type="simple">soran@email.com</text:a></text:p>
          </table:table-cell>
        </table:table-row>
        <table:table-row table:style-name="ro1">
          <table:table-cell office:value-type="float" office:value="3750126359" calcext:value-type="float">
            <text:p>3750126359</text:p>
          </table:table-cell>
          <table:table-cell office:value-type="string" calcext:value-type="string">
            <text:p>نیما</text:p>
          </table:table-cell>
          <table:table-cell office:value-type="string" calcext:value-type="string">
            <text:p>چوگلی</text:p>
          </table:table-cell>
          <table:table-cell office:value-type="string" calcext:value-type="string">
            <text:p>رحیم</text:p>
          </table:table-cell>
          <table:table-cell office:value-type="float" office:value="9367845621" calcext:value-type="float">
            <text:p>9367845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a xlink:href="mailto:nimach@email.com" xlink:type="simple">nimach@email.com</text:a></text:p>
          </table:table-cell>
        </table:table-row>
        <table:table-row table:style-name="ro1">
          <table:table-cell office:value-type="float" office:value="3750458963" calcext:value-type="float">
            <text:p>3750458963</text:p>
          </table:table-cell>
          <table:table-cell office:value-type="string" calcext:value-type="string">
            <text:p>دلیر</text:p>
          </table:table-cell>
          <table:table-cell office:value-type="string" calcext:value-type="string">
            <text:p>شریفی</text:p>
          </table:table-cell>
          <table:table-cell office:value-type="string" calcext:value-type="string">
            <text:p>جمال</text:p>
          </table:table-cell>
          <table:table-cell office:value-type="float" office:value="9186632541" calcext:value-type="float">
            <text:p>9186632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a xlink:href="mailto:dler@email.com" xlink:type="simple">dler@email.com</text:a></text:p>
          </table:table-cell>
        </table:table-row>
        <table:table-row table:style-name="ro1">
          <table:table-cell office:value-type="float" office:value="3760451265" calcext:value-type="float">
            <text:p>3760451265</text:p>
          </table:table-cell>
          <table:table-cell office:value-type="string" calcext:value-type="string">
            <text:p>آزاد</text:p>
          </table:table-cell>
          <table:table-cell office:value-type="string" calcext:value-type="string">
            <text:p>ابراهیمی</text:p>
          </table:table-cell>
          <table:table-cell office:value-type="string" calcext:value-type="string">
            <text:p>محمد</text:p>
          </table:table-cell>
          <table:table-cell office:value-type="float" office:value="9188745216" calcext:value-type="float">
            <text:p>9188745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azad@email.com" xlink:type="simple">azad@email.com</text:a></text:p>
          </table:table-cell>
        </table:table-row>
        <table:table-row table:style-name="ro1">
          <table:table-cell office:value-type="float" office:value="3760459687" calcext:value-type="float">
            <text:p>3760459687</text:p>
          </table:table-cell>
          <table:table-cell office:value-type="string" calcext:value-type="string">
            <text:p>صدیق</text:p>
          </table:table-cell>
          <table:table-cell office:value-type="string" calcext:value-type="string">
            <text:p>خوش سیما</text:p>
          </table:table-cell>
          <table:table-cell office:value-type="string" calcext:value-type="string">
            <text:p>احمد</text:p>
          </table:table-cell>
          <table:table-cell office:value-type="float" office:value="9188754521" calcext:value-type="float">
            <text:p>91887545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mailto:sedigh@email.com" xlink:type="simple">sedigh@e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0:10:30.579985238</meta:creation-date>
    <dc:date>2023-10-23T10:17:05.385396394</dc:date>
    <meta:editing-duration>PT6M35S</meta:editing-duration>
    <meta:editing-cycles>1</meta:editing-cycles>
    <meta:document-statistic meta:table-count="1" meta:cell-count="56" meta:object-count="0"/>
    <meta:generator>LibreOffice/7.3.7.2$Linux_X86_64 LibreOffice_project/30$Build-2</meta:generator>
  </office:meta>
</office:document-meta>
</file>